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09cm" fo:text-align="center" style:justify-single-word="false"/>
      <style:text-properties fo:color="#000000" loext:opacity="100%" style:font-name="FreeSerif" fo:font-size="13pt" fo:font-weight="normal" officeooo:paragraph-rsid="0019f68b" fo:background-color="transparent" style:font-size-asian="13pt" style:font-size-complex="13pt"/>
    </style:style>
    <style:style style:name="P2" style:family="paragraph" style:parent-style-name="Standard">
      <style:paragraph-properties fo:margin-top="0cm" fo:margin-bottom="0.499cm" style:contextual-spacing="false" style:line-height-at-least="0.609cm"/>
      <style:text-properties fo:color="#000000" loext:opacity="100%" style:font-name="FreeSerif" fo:font-size="13pt" fo:font-weight="normal" fo:background-color="#000c18" style:font-size-asian="13pt" style:font-size-complex="13pt"/>
    </style:style>
    <style:style style:name="P3" style:family="paragraph" style:parent-style-name="Standard">
      <style:paragraph-properties style:line-height-at-least="0.609cm" fo:text-align="center" style:justify-single-word="false"/>
      <style:text-properties fo:color="#000000" loext:opacity="100%" style:font-name="FreeSerif" fo:font-size="13pt" officeooo:paragraph-rsid="0019f68b" fo:background-color="transparent" style:font-size-asian="13pt" style:font-size-complex="13pt"/>
    </style:style>
    <style:style style:name="P4" style:family="paragraph" style:parent-style-name="Standard">
      <style:paragraph-properties style:line-height-at-least="0.609cm" fo:text-align="center" style:justify-single-word="false"/>
      <style:text-properties fo:color="#000000" loext:opacity="100%" style:font-name="FreeSerif" fo:font-size="13pt" officeooo:rsid="0019f68b" officeooo:paragraph-rsid="0019f68b" fo:background-color="transparent" style:font-size-asian="13pt" style:font-size-complex="13pt"/>
    </style:style>
    <style:style style:name="P5" style:family="paragraph" style:parent-style-name="Standard">
      <style:paragraph-properties style:line-height-at-least="0.609cm" fo:text-align="start" style:justify-single-word="false"/>
      <style:text-properties fo:color="#000000" loext:opacity="100%" style:font-name="FreeSerif" fo:font-size="13pt" officeooo:rsid="0019f68b" officeooo:paragraph-rsid="0019f68b" fo:background-color="transparent" style:font-size-asian="13pt" style:font-size-complex="13pt"/>
    </style:style>
    <style:style style:name="P6" style:family="paragraph" style:parent-style-name="Standard">
      <style:paragraph-properties style:line-height-at-least="0.609cm" fo:text-align="center" style:justify-single-word="false"/>
      <style:text-properties fo:color="#000000" loext:opacity="100%" style:font-name="FreeSerif" fo:font-size="13pt" officeooo:rsid="001d07d7" officeooo:paragraph-rsid="0019f68b" fo:background-color="transparent" style:font-size-asian="13pt" style:font-size-complex="13pt"/>
    </style:style>
    <style:style style:name="P7" style:family="paragraph" style:parent-style-name="Standard">
      <style:text-properties fo:color="#000000" loext:opacity="100%" style:font-name="FreeSerif" fo:font-size="13pt" style:font-size-asian="13pt" style:font-size-complex="13pt"/>
    </style:style>
    <style:style style:name="P8" style:family="paragraph" style:parent-style-name="Standard" style:list-style-name="L1">
      <style:paragraph-properties style:line-height-at-least="0.609cm"/>
      <style:text-properties style:font-name="FreeSerif" fo:font-size="13pt" officeooo:paragraph-rsid="0019f68b" style:font-size-asian="13pt" style:font-size-complex="13pt"/>
    </style:style>
    <style:style style:name="P9" style:family="paragraph" style:parent-style-name="Standard" style:list-style-name="L1">
      <style:paragraph-properties style:line-height-at-least="0.609cm"/>
      <style:text-properties style:font-name="FreeSerif" fo:font-size="13pt" style:font-size-asian="13pt" style:font-size-complex="13pt"/>
    </style:style>
    <style:style style:name="P10" style:family="paragraph" style:parent-style-name="Standard">
      <style:paragraph-properties style:line-height-at-least="0.609cm"/>
      <style:text-properties style:font-name="FreeSerif" fo:font-size="13pt" style:font-size-asian="13pt" style:font-size-complex="13pt"/>
    </style:style>
    <style:style style:name="P11" style:family="paragraph" style:parent-style-name="Standard">
      <style:paragraph-properties style:line-height-at-least="0.609cm" fo:text-align="center" style:justify-single-word="false"/>
      <style:text-properties style:font-name="FreeSerif" fo:font-size="13pt" officeooo:rsid="001d07d7" officeooo:paragraph-rsid="001d07d7" style:font-size-asian="13pt" style:font-size-complex="13pt"/>
    </style:style>
    <style:style style:name="T1" style:family="text">
      <style:text-properties officeooo:rsid="0019f68b"/>
    </style:style>
    <style:style style:name="T2" style:family="text">
      <style:text-properties fo:color="#000000" loext:opacity="100%" fo:font-weight="normal" fo:background-color="transparent" loext:char-shading-value="0"/>
    </style:style>
    <style:style style:name="T3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4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PRINT 2:</text:span></text:p>
      <text:p text:style-name="P3"><text:span text:style-name="T4">COMPUTACIONAL THINKING WITH PYTHON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5"><text:span text:style-name="T4">Integrantes do grupo:</text:span></text:p>
      <text:p text:style-name="P5"><text:span text:style-name="T4"/></text:p>
      <text:list xml:id="list1729809302" text:style-name="L1">
        <text:list-item>
          <text:p text:style-name="P8"><text:span text:style-name="T2">Ana Laura Juarez Zerlin - </text:span><text:span text:style-name="T3">RM98065</text:span></text:p>
        </text:list-item>
        <text:list-item>
          <text:p text:style-name="P8"><text:span text:style-name="T2">Bianca Carvalho Dancs Firsoff - </text:span><text:span text:style-name="T3">RM551645</text:span></text:p>
        </text:list-item>
        <text:list-item>
          <text:p text:style-name="P9"><text:span text:style-name="T2">Gabriel Machado Carrara Pimentel - </text:span><text:span text:style-name="T3">RM99880</text:span></text:p>
        </text:list-item>
        <text:list-item>
          <text:p text:style-name="P9"><text:span text:style-name="T2">Hellen Ramos Gonçalves Assis – </text:span><text:span text:style-name="T3">RM98284</text:span></text:p>
        </text:list-item>
      </text:list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oft-page-break/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<text:span text:style-name="T2">Descrição das funcionalidades implementadas no nosso projeto:</text:span></text:p>
      <text:p text:style-name="P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3:56:55.866244302</meta:creation-date>
    <dc:date>2023-04-25T14:07:46.325699095</dc:date>
    <meta:editing-duration>PT10M4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8" meta:word-count="43" meta:character-count="290" meta:non-whitespace-character-count="258"/>
  </office:meta>
</office:document-meta>
</file>